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cuting: /tmp/apt-key-gpghome.lneNmfHUPN/gpg.1.sh --keyserver hkp://keyserver.ubuntu.com:80 --recv 9DA31620334BD75D9DCB49F368818C72E52529D4</text:p>
      <text:p text:style-name="Standard">gpg: key 68818C72E52529D4: public key "MongoDB 4.0 Release Signing Key &lt;packaging@mongodb.com&gt;" imported</text:p>
      <text:p text:style-name="Standard">gpg: Total number processed: 1</text:p>
      <text:p text:style-name="Standard">gpg: <text:s text:c="14"/>imported: 1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0:29:25.201612321</meta:creation-date>
    <dc:date>2018-11-08T05:56:36.643843846</dc:date>
    <meta:editing-duration>PT9H17M1S</meta:editing-duration>
    <meta:editing-cycles>1</meta:editing-cycles>
    <meta:document-statistic meta:table-count="0" meta:image-count="0" meta:object-count="0" meta:page-count="1" meta:paragraph-count="4" meta:word-count="28" meta:character-count="305" meta:non-whitespace-character-count="269"/>
    <meta:generator>LibreOffice/6.0.6.2$Linux_X86_64 LibreOffice_project/00m0$Build-2</meta:generator>
  </office:meta>
</office:document-meta>
</file>